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4DED20F263CB77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16cm, 10.402cm, 5.741cm, 12.2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.577cm" svg:y="1.037cm" svg:width="20.408cm" svg:height="15.393cm" draw:z-index="0"><draw:image xlink:href="Pictures/1000000000000556000003004DED20F263CB77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55:26.452000000</dc:date>
    <meta:editing-duration>PT31M20S</meta:editing-duration>
    <meta:editing-cycles>6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